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271in" style:rel-column-width="1623*"/>
    </style:style>
    <style:style style:name="Table1.B" style:family="table-column">
      <style:table-column-properties style:column-width="3.3347in" style:rel-column-width="4802*"/>
    </style:style>
    <style:style style:name="Table1.C" style:family="table-column">
      <style:table-column-properties style:column-width="2.2313in" style:rel-column-width="321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0b7c22" officeooo:paragraph-rsid="000b7c22"/>
    </style:style>
    <style:style style:name="P3" style:family="paragraph" style:parent-style-name="Standard">
      <style:paragraph-properties fo:text-align="center" style:justify-single-word="false"/>
      <style:text-properties officeooo:rsid="000b7c22" officeooo:paragraph-rsid="000b7c22"/>
    </style:style>
    <style:style style:name="P4" style:family="paragraph" style:parent-style-name="Standard">
      <style:text-properties fo:font-style="italic" officeooo:rsid="000b7c22" officeooo:paragraph-rsid="000b7c22" style:font-style-asian="italic" style:font-style-complex="italic"/>
    </style:style>
    <style:style style:name="P5" style:family="paragraph" style:parent-style-name="Standard">
      <style:text-properties officeooo:rsid="000cdf71" officeooo:paragraph-rsid="000cdf71"/>
    </style:style>
    <style:style style:name="P6" style:family="paragraph" style:parent-style-name="Standard">
      <style:text-properties officeooo:rsid="000e807f" officeooo:paragraph-rsid="000e807f"/>
    </style:style>
    <style:style style:name="P7" style:family="paragraph" style:parent-style-name="Standard">
      <style:text-properties officeooo:rsid="00105e7f" officeooo:paragraph-rsid="00105e7f"/>
    </style:style>
    <style:style style:name="P8" style:family="paragraph" style:parent-style-name="Standard">
      <style:text-properties officeooo:rsid="0011b136" officeooo:paragraph-rsid="0011b136"/>
    </style:style>
    <style:style style:name="P9" style:family="paragraph" style:parent-style-name="Standard">
      <style:text-properties officeooo:rsid="00139b33" officeooo:paragraph-rsid="00139b33"/>
    </style:style>
    <style:style style:name="P10" style:family="paragraph" style:parent-style-name="Table_20_Contents">
      <style:text-properties officeooo:rsid="000cdf71" officeooo:paragraph-rsid="000cdf71"/>
    </style:style>
    <style:style style:name="P11" style:family="paragraph" style:parent-style-name="Table_20_Contents">
      <style:paragraph-properties fo:text-align="center" style:justify-single-word="false"/>
      <style:text-properties officeooo:rsid="000cdf71" officeooo:paragraph-rsid="000cdf71"/>
    </style:style>
    <style:style style:name="P12" style:family="paragraph" style:parent-style-name="Table_20_Contents">
      <style:text-properties fo:font-weight="bold" officeooo:rsid="000cdf71" officeooo:paragraph-rsid="000cdf7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cdf71" officeooo:paragraph-rsid="000cdf71" style:font-weight-asian="bold" style:font-weight-complex="bold"/>
    </style:style>
    <style:style style:name="P14" style:family="paragraph" style:parent-style-name="Table_20_Contents">
      <style:text-properties officeooo:rsid="000e807f" officeooo:paragraph-rsid="000e807f"/>
    </style:style>
    <style:style style:name="T1" style:family="text">
      <style:text-properties style:font-name="Liberation Sans" fo:font-size="28pt" fo:font-weight="bold" officeooo:rsid="000b7c22" style:font-name-asian="PingFang SC" style:font-size-asian="28pt" style:font-weight-asian="bold" style:font-name-complex="Arial Unicode MS" style:font-size-complex="28pt" style:font-weight-complex="bold"/>
    </style:style>
    <style:style style:name="T2" style:family="text">
      <style:text-properties style:font-name="Liberation Sans" fo:font-size="28pt" fo:font-weight="bold" officeooo:rsid="000e807f" style:font-name-asian="PingFang SC" style:font-size-asian="28pt" style:font-weight-asian="bold" style:font-name-complex="Arial Unicode MS" style:font-size-complex="28pt" style:font-weight-complex="bold"/>
    </style:style>
    <style:style style:name="T3" style:family="text">
      <style:text-properties officeooo:rsid="000cdf7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0cdf71"/>
    </style:style>
    <style:style style:name="T7" style:family="text">
      <style:text-properties officeooo:rsid="000e807f"/>
    </style:style>
    <style:style style:name="T8" style:family="text">
      <style:text-properties officeooo:rsid="0011b136"/>
    </style:style>
    <style:style style:name="T9" style:family="text">
      <style:text-properties officeooo:rsid="00139b33"/>
    </style:style>
    <style:style style:name="T10" style:family="text">
      <style:text-properties fo:color="#000000" loext:opacity="100%" style:font-name="Menlo-Regular" fo:font-size="11pt" style:font-size-asian="11pt"/>
    </style:style>
    <style:style style:name="T11" style:family="text">
      <style:text-properties fo:color="#000000" loext:opacity="100%" style:font-name="Menlo-Regular" fo:font-size="11pt" officeooo:rsid="00139b33" style:font-size-asian="11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39b33" style:font-weight-asian="bold" style:font-weight-complex="bold"/>
    </style:style>
    <style:style style:name="T14" style:family="text">
      <style:text-properties style:font-name="Liberation Serif" officeooo:rsid="00139b33"/>
    </style:style>
    <style:style style:name="T15" style:family="text">
      <style:text-properties officeooo:rsid="0015392d"/>
    </style:style>
    <style:style style:name="T16" style:family="text">
      <style:text-properties officeooo:rsid="00179697"/>
    </style:style>
    <style:style style:name="T17" style:family="text">
      <style:text-properties officeooo:rsid="0018b4c6"/>
    </style:style>
    <style:style style:name="T18" style:family="text">
      <style:text-properties officeooo:rsid="00194cb8"/>
    </style:style>
    <style:style style:name="T19" style:family="text">
      <style:text-properties officeooo:rsid="001e14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Eleven</text:span> Algexenic <text:span text:style-name="T2">Types</text:span></text:p>
      <text:p text:style-name="P3">by Sven Nilsen, 2022</text:p>
      <text:p text:style-name="P2"/>
      <text:p text:style-name="P4">In this paper I <text:span text:style-name="T7">present</text:span> eleven natural types of Algexenic numbers <text:span text:style-name="T7">under self-reference</text:span>.</text:p>
      <text:p text:style-name="P2"/>
      <text:p text:style-name="P2">Algexenic numbers are <text:span text:style-name="T8">natural</text:span> numbers written <text:span text:style-name="T3">in Algexenotation</text:span><text:span text:style-name="T6"><text:reference-ref text:reference-format="text" text:ref-name="algexenotation">[1]</text:reference-ref></text:span><text:span text:style-name="T3">.</text:span></text:p>
      <text:p text:style-name="P2"/>
      <text:p text:style-name="P6">Assume some function `f` that maps ordinary natural numbers to Algexenotation:</text:p>
      <text:p text:style-name="P6"/>
      <text:p text:style-name="P6"><text:tab/>f : nat → algexeno</text:p>
      <text:p text:style-name="P2"/>
      <text:p text:style-name="P6">To store `f` efficiently in computer memory, one can use self-reference.</text:p>
      <text:p text:style-name="P6"/>
      <text:p text:style-name="P7">This means that `f` does not translate completely into Algexenotation, but uses original natural numbers when branching. If one branch corresponds to a hyperprime, it is inlined, because a hyperprime does not take up more memory than an original natural number. <text:span text:style-name="T19">Factorization is assumed to be in ascending order. </text:span>The resulting structure is a forest<text:span text:style-name="T5"><text:reference-ref text:reference-format="text" text:ref-name="tree">[2]</text:reference-ref></text:span> that consists of 11 types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40684134785520">
          <table:table-cell table:style-name="Table1.A1" office:value-type="string">
            <text:p text:style-name="P13">Type</text:p>
          </table:table-cell>
          <table:table-cell table:style-name="Table1.A1" office:value-type="string">
            <text:p text:style-name="P12">Description</text:p>
          </table:table-cell>
          <table:table-cell table:style-name="Table1.C1" office:value-type="string">
            <text:p text:style-name="P12">Example</text:p>
          </table:table-cell>
        </table:table-row>
        <table:table-row table:style-name="TableLine140684134785520"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0">Intrinsic original</text:p>
          </table:table-cell>
          <table:table-cell table:style-name="Table1.C2" office:value-type="string">
            <text:p text:style-name="P10">0’ =&gt; 0’</text:p>
          </table:table-cell>
        </table:table-row>
        <table:table-row table:style-name="TableLine140684134785520"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0">Hyperprime</text:p>
          </table:table-cell>
          <table:table-cell table:style-name="Table1.C2" office:value-type="string">
            <text:p text:style-name="P10">2’ =&gt; 0</text:p>
          </table:table-cell>
        </table:table-row>
        <table:table-row table:style-name="TableLine140684134785520"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0">Hyperprime power</text:p>
          </table:table-cell>
          <table:table-cell table:style-name="Table1.C2" office:value-type="string">
            <text:p text:style-name="P10">4’ =&gt; 0^0</text:p>
          </table:table-cell>
        </table:table-row>
        <table:table-row table:style-name="TableLine140684134785520"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0">Hyperprime product</text:p>
          </table:table-cell>
          <table:table-cell table:style-name="Table1.C2" office:value-type="string">
            <text:p text:style-name="P10">6’ =&gt; 0*1</text:p>
          </table:table-cell>
        </table:table-row>
        <table:table-row table:style-name="TableLine140684134785520"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0"><text:span text:style-name="T7">Left</text:span> hyperprime sum</text:p>
          </table:table-cell>
          <table:table-cell table:style-name="Table1.C2" office:value-type="string">
            <text:p text:style-name="P10">7’ =&gt; 1+<text:span text:style-name="T7">4’</text:span></text:p>
          </table:table-cell>
        </table:table-row>
        <table:table-row table:style-name="TableLine140684134785520"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10"><text:span text:style-name="T7">Right</text:span> hyperprime product</text:p>
          </table:table-cell>
          <table:table-cell table:style-name="Table1.C2" office:value-type="string">
            <text:p text:style-name="P14">12’ =&gt; 4’*1</text:p>
          </table:table-cell>
        </table:table-row>
        <table:table-row table:style-name="TableLine140684134785520"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4">Left hyperprime product</text:p>
          </table:table-cell>
          <table:table-cell table:style-name="Table1.C2" office:value-type="string">
            <text:p text:style-name="P14">14’ =&gt; 0*7’</text:p>
          </table:table-cell>
        </table:table-row>
        <table:table-row table:style-name="TableLine140684134785520">
          <table:table-cell table:style-name="Table1.A2" office:value-type="string">
            <text:p text:style-name="P11">7</text:p>
          </table:table-cell>
          <table:table-cell table:style-name="Table1.A2" office:value-type="string">
            <text:p text:style-name="P14">Left hyperprime power</text:p>
          </table:table-cell>
          <table:table-cell table:style-name="Table1.C2" office:value-type="string">
            <text:p text:style-name="P14">16’ =&gt; 0^4’</text:p>
          </table:table-cell>
        </table:table-row>
        <table:table-row table:style-name="TableLine140684134785520"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4">Original product</text:p>
          </table:table-cell>
          <table:table-cell table:style-name="Table1.C2" office:value-type="string">
            <text:p text:style-name="P14">28’ =&gt; 4’*7’</text:p>
          </table:table-cell>
        </table:table-row>
        <table:table-row table:style-name="TableLine140684134785520">
          <table:table-cell table:style-name="Table1.A2" office:value-type="string">
            <text:p text:style-name="P11">9</text:p>
          </table:table-cell>
          <table:table-cell table:style-name="Table1.A2" office:value-type="string">
            <text:p text:style-name="P14">Right hyperprime power</text:p>
          </table:table-cell>
          <table:table-cell table:style-name="Table1.C2" office:value-type="string">
            <text:p text:style-name="P14">49’ =&gt; 7’^0</text:p>
          </table:table-cell>
        </table:table-row>
        <table:table-row table:style-name="TableLine140684134785520">
          <table:table-cell table:style-name="Table1.A2" office:value-type="string">
            <text:p text:style-name="P11">10</text:p>
          </table:table-cell>
          <table:table-cell table:style-name="Table1.A2" office:value-type="string">
            <text:p text:style-name="P14">Original power</text:p>
          </table:table-cell>
          <table:table-cell table:style-name="Table1.C2" office:value-type="string">
            <text:p text:style-name="P14">2401’ =&gt; 7’^4’</text:p>
          </table:table-cell>
        </table:table-row>
      </table:table>
      <text:p text:style-name="P2"/>
      <text:p text:style-name="Standard"><text:span text:style-name="T12">0</text:span><text:tab/>0, 1</text:p>
      <text:p text:style-name="Standard"><text:span text:style-name="T13">1</text:span><text:span text:style-name="T9"><text:tab/>2, 3, 5, 11, 31, 127, 709, 5381, 52711, 648391, 9737333, 174440041, 3657500101</text:span><text:span text:style-name="Teletype"><text:span text:style-name="T14">, …</text:span></text:span></text:p>
      <text:p text:style-name="Standard"><text:span text:style-name="T13">2</text:span><text:span text:style-name="T9"><text:tab/>4, 8, 9, 25, 27, 32, </text:span><text:span text:style-name="T15">121, 125, 243, 961, 1331, 2048, 3125, 16129, 29791, 161051, 177147, …</text:span></text:p>
      <text:p text:style-name="Standard"><text:span text:style-name="T13">3</text:span><text:span text:style-name="T9"><text:tab/>6, 10, 15, 22, 33, 55, 62, 93, </text:span><text:span text:style-name="T16">155, 254, 341, 381, 635, 1397, 1418, 2127, 3545, 3937, …</text:span></text:p>
      <text:p text:style-name="Standard"><text:span text:style-name="T13">4</text:span><text:span text:style-name="T9"><text:tab/>7, 13, 17, 19, 23, 29, 37, 41, 43, 47, 53, 59, 61, 67, 71, 73, 79, 83, 89, 97, 101, 103, 107, …</text:span></text:p>
      <text:p text:style-name="Standard"><text:span text:style-name="T13">5</text:span><text:span text:style-name="T9"><text:tab/>12, 20, 24, 30, 40, 44, 45, 48, 60, 66, 77, 80, 88, 90, 96, 99, </text:span><text:span text:style-name="T16">110, 120, 124, 132, 135, 154, …</text:span></text:p>
      <text:p text:style-name="Standard"><text:span text:style-name="T13">6</text:span><text:span text:style-name="T9"><text:tab/>14, 18, 21, 26, 34, 35, 38, 39, 46, 50, 51, 54, 57, 58, 65, 69, 74, 75, 82, 85, 86, 87, 94, 95, …</text:span></text:p>
      <text:p text:style-name="P9"><text:span text:style-name="T12">7</text:span><text:tab/>16, 64, 81, <text:span text:style-name="T16">128, 256, 512, 625, 729, 1024, 2187, </text:span><text:span text:style-name="T17">4096, 6561, 8192, 14641, 15625, 19683, …</text:span></text:p>
      <text:p text:style-name="P9"><text:span text:style-name="T12">8</text:span><text:tab/>28, 36, 42, 52, 56, 63, 68, 70, 72, 76, 78, 84, 91, 92, <text:span text:style-name="T17">100, 102, 104, 105, 108, 112, 114, …</text:span></text:p>
      <text:p text:style-name="P9"><text:span text:style-name="T12">9</text:span><text:tab/>49, <text:span text:style-name="T17">169, 289, 343, 361, 529, 841, 1369, 1681, 1849, 2197, 2209, 2809, 3481, 3721, 4489, …</text:span></text:p>
      <text:p text:style-name="Standard"><text:span text:style-name="T13">10</text:span><text:span text:style-name="T9"><text:tab/>2401, </text:span><text:span text:style-name="T17">28561, </text:span><text:span text:style-name="T18">83521, 117649, 130321</text:span>, 279841, 707281, …</text:p>
      <text:h text:style-name="P1" text:outline-level="3">References:</text:h>
      <text:p text:style-name="P5"/>
      <text:p text:style-name="P5"><text:reference-mark-start text:name="algexenotation"/>[1]<text:reference-mark-end text:name="algexenotation"/><text:tab/>“Algexenotation”</text:p>
      <text:p text:style-name="P5"><text:tab/>Daniel Fischer, Sven Nilsen, 2022</text:p>
      <text:p text:style-name="P5"><text:tab/><text:a xlink:type="simple" xlink:href="https://github.com/advancedresearch/path_semantics/blob/master/papers-wip2/algexenotation.pdf" text:style-name="Internet_20_link" text:visited-style-name="Visited_20_Internet_20_Link"><text:span text:style-name="T4">https://github.com/advancedresearch/path_semantics/blob/master/papers-wip2/algexenotation.pdf</text:span></text:a></text:p>
      <text:p text:style-name="P5"/>
      <text:p text:style-name="P8"><text:reference-mark-start text:name="tree"/>[2]<text:reference-mark-end text:name="tree"/><text:tab/>“Tree (data structure)”</text:p>
      <text:p text:style-name="P8"><text:tab/>Wikipedia</text:p>
      <text:p text:style-name="P8"><text:tab/><text:a xlink:type="simple" xlink:href="https://en.wikipedia.org/wiki/Tree_(data_structure" text:style-name="Internet_20_link" text:visited-style-name="Visited_20_Internet_20_Link"><text:span text:style-name="T4">https://en.wikipedia.org/wiki/Tree_(data_structure</text:span></text:a><text:span text:style-name="T4">)</text:span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09T10:11:45.769943991</meta:creation-date>
    <dc:date>2022-03-12T14:43:24.101796185</dc:date>
    <meta:editing-duration>PT6M38S</meta:editing-duration>
    <meta:editing-cycles>1</meta:editing-cycles>
    <meta:document-statistic meta:table-count="1" meta:image-count="0" meta:object-count="0" meta:page-count="2" meta:paragraph-count="62" meta:word-count="403" meta:character-count="2234" meta:non-whitespace-character-count="1888"/>
    <meta:generator>LibreOffice/7.2.2.2$MacOSX_X86_64 LibreOffice_project/02b2acce88a210515b4a5bb2e46cbfb63fe97d56</meta:generator>
  </office:meta>
</office:document-meta>
</file>